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B85CCAA0.png" manifest:media-type="image/png"/>
  <manifest:file-entry manifest:full-path="Pictures/10000201000003E800000578983477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text-align="center" style:justify-single-word="false"/>
      <style:text-properties fo:font-size="12pt" style:text-underline-style="none" officeooo:rsid="000e443f" officeooo:paragraph-rsid="000e443f" style:font-size-asian="10.5pt" style:font-size-complex="12pt"/>
    </style:style>
    <style:style style:name="P2"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6e7e" style:font-size-asian="21pt" style:font-size-complex="24pt"/>
    </style:style>
    <style:style style:name="P7"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8"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9" style:family="paragraph" style:parent-style-name="Standard" style:list-style-name="L4">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10"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11"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aafc" officeooo:paragraph-rsid="0013aafc" style:font-size-asian="10.5pt" style:font-size-complex="12pt"/>
    </style:style>
    <style:style style:name="P12"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style:text-underline-style="none" officeooo:rsid="000ec713" officeooo:paragraph-rsid="000ec713"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none" officeooo:rsid="000ec713" officeooo:paragraph-rsid="000ec713" style:font-size-asian="10.5pt" style:font-size-complex="12pt"/>
    </style:style>
    <style:style style:name="P15"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6" style:family="paragraph" style:parent-style-name="Standard">
      <style:paragraph-properties fo:margin-top="0in" fo:margin-bottom="0.25in" style:contextual-spacing="false" fo:text-align="justify" style:justify-single-word="false"/>
      <style:text-properties fo:font-size="12pt" style:text-underline-style="none" officeooo:rsid="00133c18" officeooo:paragraph-rsid="00133c18" style:font-size-asian="10.5pt" style:font-size-complex="12pt"/>
    </style:style>
    <style:style style:name="P17" style:family="paragraph" style:parent-style-name="Standard">
      <style:paragraph-properties fo:margin-top="0in" fo:margin-bottom="0.25in" style:contextual-spacing="false" fo:text-align="justify" style:justify-single-word="false"/>
      <style:text-properties fo:font-size="12pt" style:text-underline-style="none" officeooo:rsid="00136e7e" officeooo:paragraph-rsid="00136e7e" style:font-size-asian="10.5pt" style:font-size-complex="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officeooo:rsid="00136e7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eeper of the Cards Rulebook</text:p>
      <text:p text:style-name="P1">1st Edition</text:p>
      <text:p text:style-name="P3">Introduction</text:p>
      <text:p text:style-name="P13">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3"><text:span text:style-name="T2">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span></text:p>
      <text:p text:style-name="P13"><text:span text:style-name="T2">This document, on the other hand, serves to explain the rules of the game.</text:span></text:p>
      <text:p text:style-name="P3">Card Types and Layout</text:p>
      <text:p text:style-name="P13"><text:span text:style-name="T2">There are two types of cards in Keeper of the Cards: creatures, and spells. </text:span><text:span text:style-name="T3">Below are some examples of both:</text:span></text:p>
      <text:p text:style-name="P13"><draw:frame draw:style-name="fr1" draw:name="Image2" text:anchor-type="paragraph" svg:x="3.7291in" svg:y="0.0992in" svg:width="2.5008in" svg:height="3.5016in" draw:z-index="0"><draw:image xlink:href="Pictures/10000201000003E800000578983477BE.png" xlink:type="simple" xlink:show="embed" xlink:actuate="onLoad"/></draw:frame><draw:frame draw:style-name="fr1" draw:name="Image1" text:anchor-type="paragraph" svg:x="0.4417in" svg:y="0.0992in" svg:width="2.5008in" svg:height="3.5016in" draw:z-index="1"><draw:image xlink:href="Pictures/10000201000003E800000578B85CCAA0.png" xlink:type="simple" xlink:show="embed" xlink:actuate="onLoad"/></draw:frame></text:p>
      <text:p text:style-name="P13"/>
      <text:p text:style-name="P13"/>
      <text:p text:style-name="P13"/>
      <text:p text:style-name="P13"/>
      <text:p text:style-name="P13"/>
      <text:p text:style-name="P13"/>
      <text:p text:style-name="P13"/>
      <text:p text:style-name="P13"/>
      <text:p text:style-name="P14"><text:span text:style-name="T2">The card on the left is a creature, and the card on the right is a spell. As you can see, they are both very similar; the only real difference is that spells have a pair of triangles instead of the additional elements found on a creature.</text:span></text:p>
      <text:p text:style-name="P14"><text:span text:style-name="T2">The elements marked on “Cybernetic Psychic” are:</text:span></text:p>
      <text:list xml:id="list4341908854587046424" text:style-name="L1">
        <text:list-item>
          <text:p text:style-name="P12"><text:span text:style-name="T2">The name of the card. This is purely cosmetic and has no effect on the game.</text:span></text:p>
        </text:list-item>
        <text:list-item>
          <text:p text:style-name="P7"><text:span text:style-name="T2">The card image. This is purely cosmetic and has no effect on the game.</text:span></text:p>
        </text:list-item>
        <text:list-item>
          <text:p text:style-name="P7"><text:span text:style-name="T2">The ability text of the card.</text:span></text:p>
        </text:list-item>
        <text:list-item>
          <text:p text:style-name="P7"><text:span text:style-name="T2">The resource cost of the card.</text:span></text:p>
        </text:list-item>
        <text:list-item>
          <text:p text:style-name="P7"><text:span text:style-name="T2">The flavor text of the card. This is purely cosmetic and has no effect on the game.</text:span></text:p>
        </text:list-item>
        <text:list-item>
          <text:p text:style-name="P7"><text:span text:style-name="T2">The offensive power (“offense”) of the card.</text:span></text:p>
        </text:list-item>
        <text:list-item>
          <text:p text:style-name="P7"><text:span text:style-name="T2">The defensive power (“defense”) of the card.</text:span></text:p>
        </text:list-item>
      </text:list>
      <text:p text:style-name="P8"/>
      <text:p text:style-name="P4">Deck Building Considerations</text:p>
      <text:p text:style-name="P15"><text:span text:style-name="T2">A deck in Keeper of the Cards must have </text:span><text:span text:style-name="T4">exactly 50 cards. All cards must have the same backing or be in identical-looking sleeves.</text:span></text:p>
      <text:p text:style-name="P15"><text:span text:style-name="T2">Other than that, there are no restrictions on what legal cards you can put in your deck. In particular, there is no restriction on how many copies of a given card you may have in your deck; if you like, you can populate your deck with 6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span></text:p>
      <text:p text:style-name="P6">T<text:span text:style-name="T6">he Field</text:span></text:p>
      <text:p text:style-name="P17"><text:span text:style-name="T2">Each player's field contains the following zones:</text:span></text:p>
      <text:list xml:id="list6101321113257327587" text:style-name="L4">
        <text:list-item>
          <text:p text:style-name="P9"><text:span text:style-name="T2">Deck: Contains your deck. The deck's contents are not revealed to anyone, and it is shuffled </text:span><text:span text:style-name="T5">before</text:span><text:span text:style-name="T2"> the start of the game.</text:span></text:p>
        </text:list-item>
        <text:list-item>
          <text:p text:style-name="P9"><text:span text:style-name="T2">Graveyard: Typically to the right of your Deck. Any card which is destroyed or sacrificed is sent here, face-down. The contents of the graveyard are not public knowledge, but its owner may look through it at any time.</text:span></text:p>
        </text:list-item>
        <text:list-item>
          <text:p text:style-name="P9"><text:span text:style-name="T2">Creature Zone: Typically above your Trap Zone. Contains your “in play” creatures. The contents of this zone are public knowledge.</text:span></text:p>
        </text:list-item>
        <text:list-item>
          <text:p text:style-name="P9"><text:span text:style-name="T2">Trap Zone: Typically to the left of your Deck. Contains your “in play” spells (a.k.a. “traps”). The contents of this zone are not public knowledge, but its owner may look at the cards within at any time.</text:span></text:p>
        </text:list-item>
        <text:list-item>
          <text:p text:style-name="P9"><text:span text:style-name="T2">Resource Zone: Typically below your your Trap Zone. Contains your resources. The contents of this zone are not public knowledge, but its own</text:span><text:span text:style-name="T5">er may look at the cards within at any time.</text:span></text:p>
        </text:list-item>
      </text:list>
      <text:p text:style-name="P5">Turn Order</text:p>
      <text:p text:style-name="P16"><text:span text:style-name="T2">Each turn in Keeper of the Cards consists of the following phases:</text:span></text:p>
      <text:list xml:id="list1629010727543792804" text:style-name="L2">
        <text:list-item>
          <text:p text:style-name="P10"><text:span text:style-name="T2">Resource Phase: </text:span><text:span text:style-name="T5">Place up to two cards from your hand, face-down, onto the Resource Zone, exhausted. Then draw a number of cards equal to two minus the number of cards you placed into the Resource Zone.</text:span></text:p>
        </text:list-item>
        <text:list-item>
          <text:p text:style-name="P11"><text:span text:style-name="T2">Action Phase: You may play any cards from your hand that you are able to, and you may also activate in-play creature abilities and in-play traps with no activation condition.</text:span></text:p>
        </text:list-item>
        <text:list-item>
          <text:p text:style-name="P11"><text:span text:style-name="T2">Battle Phase: You may do battle with your unexhausted creatures.</text:span></text:p>
        </text:list-item>
        <text:list-item>
          <text:p text:style-name="P11"><text:span text:style-name="T2">Recovery Phase: Unexhaust all cards (on every player's field) and restore the offense and defense of all creatures to the numbers printed on the respective card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5-25T00:09:36.230989508</dc:date>
    <dc:creator>Julie </dc:creator>
    <meta:editing-duration>PT53M34S</meta:editing-duration>
    <meta:editing-cycles>3</meta:editing-cycles>
    <meta:generator>LibreOffice/4.2.8.2$Linux_X86_64 LibreOffice_project/420m0$Build-2</meta:generator>
    <meta:document-statistic meta:table-count="0" meta:image-count="2" meta:object-count="0" meta:page-count="6" meta:paragraph-count="33" meta:word-count="705" meta:character-count="3940" meta:non-whitespace-character-count="3284"/>
  </office:meta>
</office:document-meta>
</file>